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fd6" officeooo:paragraph-rsid="000f9fd6"/>
    </style:style>
    <style:style style:name="P2" style:family="paragraph" style:parent-style-name="Standard">
      <style:text-properties officeooo:rsid="000f9fd6" officeooo:paragraph-rsid="00119327"/>
    </style:style>
    <style:style style:name="P3" style:family="paragraph" style:parent-style-name="Standard">
      <style:text-properties officeooo:rsid="00119327" officeooo:paragraph-rsid="00119327"/>
    </style:style>
    <style:style style:name="P4" style:family="paragraph" style:parent-style-name="Standard">
      <style:text-properties officeooo:rsid="00138a6e" officeooo:paragraph-rsid="00138a6e"/>
    </style:style>
    <style:style style:name="P5" style:family="paragraph" style:parent-style-name="Standard">
      <style:text-properties officeooo:rsid="0014fa4d" officeooo:paragraph-rsid="0014fa4d"/>
    </style:style>
    <style:style style:name="P6" style:family="paragraph" style:parent-style-name="Standard">
      <style:text-properties officeooo:rsid="00163281" officeooo:paragraph-rsid="00163281"/>
    </style:style>
    <style:style style:name="P7" style:family="paragraph" style:parent-style-name="Standard">
      <style:text-properties officeooo:rsid="0016ab70" officeooo:paragraph-rsid="0016ab70"/>
    </style:style>
    <style:style style:name="P8" style:family="paragraph" style:parent-style-name="Standard">
      <style:text-properties officeooo:rsid="0017544d" officeooo:paragraph-rsid="0017544d"/>
    </style:style>
    <style:style style:name="P9" style:family="paragraph" style:parent-style-name="Standard">
      <style:text-properties officeooo:rsid="00181052" officeooo:paragraph-rsid="00181052"/>
    </style:style>
    <style:style style:name="P10" style:family="paragraph" style:parent-style-name="Standard">
      <style:text-properties officeooo:rsid="00119327" officeooo:paragraph-rsid="00119327"/>
    </style:style>
    <style:style style:name="T1" style:family="text">
      <style:text-properties officeooo:rsid="00119327"/>
    </style:style>
    <style:style style:name="T2" style:family="text">
      <style:text-properties officeooo:rsid="0017544d"/>
    </style:style>
    <style:style style:name="T3" style:family="text">
      <style:text-properties officeooo:rsid="00181052"/>
    </style:style>
    <style:style style:name="T4" style:family="text">
      <style:text-properties officeooo:rsid="0018796f"/>
    </style:style>
    <style:style style:name="T5" style:family="text">
      <style:text-properties officeooo:rsid="0019c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ruchomienie main:</text:p>
      <text:p text:style-name="P1">Po uruchomieniu funkcja main sprawdza czy program został uruchomiony z odpowiednimi argumentami, czyli ./reversi b lub ./reversi c . Gdy nie zostały podane poprawnie daje komunikat i tworzy pliki fifo co jest potrzebne przy pierwszym uruchomieniu. </text:p>
      <text:p text:style-name="P2">Następnie inicjuje tablicę typu char zapełniając ją pustymi polami, <text:span text:style-name="T5">znak: </text:span>‘p’ i dając odpowiednie pionki na środek, białe- ‘b’ oraz czarne- ‘c’. Tworzy okno główne i ustawia tytuł programu zależnie jakimi pionkami gramy. <text:span text:style-name="T1">Tworzy siatkę typu grid która będzie stanowiła planszę, kliknięcie w poszczególne przyciski na niej oznacza próbę postawienia tam pionka. Tworzy przyciski <text:s/>„Reset Gry” i „Prześlij Dane”.</text:span></text:p>
      <text:p text:style-name="P3"><text:span text:style-name="T5">W</text:span> siatce grid są wstawiane przyciski oraz są zapisywane w struct dane_przyciskow, co pozwoli w module plansza.h na zmianę ich obrazka zależnie jaki pionek tam postawią gracze. Ustawia początkowe zdjęcia pionów na widocznej planszy.</text:p>
      <text:p text:style-name="P3">Następnie main tworzy opisy typu gtk_text_view opisujące aktualny stan rozgrywki, np. kogo ruch, oraz pokazujące aktualną liczbę pionków i tworzy do nich tagi: kolor i pogrubienie. Wyśrodkowuje napisy.</text:p>
      <text:p text:style-name="P3">Wstawia poszczególne widgety do boxów, a te wstawia do okna. Co jedną dziesiątą sekundy sprawdza czy drugi gracz wykonał ruch.</text:p>
      <text:p text:style-name="P3"/>
      <text:p text:style-name="P4">plansza.<text:span text:style-name="T5">h:</text:span></text:p>
      <text:p text:style-name="P4">Posiada dwie struktury danych: pierwsza przechowuje dane do siatki grid dla każdego przycisku, drugi zawiera wskaźniki na powstałe przyciski przypisane do grid i informacje jaki kolor pionka był postawiony na planszy ruch wcześniej, dzięki temu wie jakie przyciski wymagają zmian<text:span text:style-name="T5">y</text:span> zdjęcia.</text:p>
      <text:p text:style-name="P5">Posiada funkcje do ustawienia początkowych zdjęć pionów na planszy i zamieni<text:span text:style-name="T5">enia</text:span> kolor<text:span text:style-name="T5">ów</text:span> pionów <text:span text:style-name="T5">adekwatnie do ustawienia tablicy char.</text:span></text:p>
      <text:p text:style-name="P5"/>
      <text:p text:style-name="P5">tablica.<text:span text:style-name="T5">h</text:span>:</text:p>
      <text:p text:style-name="P6">Przechowuje informacje o ilości pionków poszczególnych kolorów, kto ma teraz wykonać ruch, oraz zawiera tablicę na podstawie której wstawiane są zdjęcia na planszę.</text:p>
      <text:p text:style-name="P6">Posiada funkcje sprawdzające <text:span text:style-name="T5">czy </text:span>w danej linii <text:span text:style-name="T5">jest dostępny</text:span> ruch, zamienia kolory w danej linii i zmienia liczbę pionów. Inicjuje planszę. <text:span text:style-name="T5">S</text:span>prawdza czy dostępny jest ruch i wykonuje go za pomocą powyższych funkcji. </text:p>
      <text:p text:style-name="P6">Przy komunikacji między programami różnych kolorów zamienia aktualne informacje kogo jest ruch, dane tablicy i ilości pionków na planszy na napis i odwrotnie, rozszyfrowuje napis i aktualizuje dane w programie po wykonanym ruchu przeciwnika.</text:p>
      <text:p text:style-name="P6"/>
      <text:p text:style-name="P6">wykonany_ruch.<text:span text:style-name="T5">h</text:span>:</text:p>
      <text:p text:style-name="P7">Zawiera widgety będące napisami: co się aktualnie dzieje na planszy i ilości pionków poszczególnych kolorów. Jego funkcje sprawdzają czy następny gracz ma dostępny ruch oraz aktualny. Na podstawie tego aktualizuje napisy i zmienia zmienną kogo_ruch.</text:p>
      <text:p text:style-name="P7"/>
      <text:p text:style-name="P7"><text:span text:style-name="T2">f</text:span>ifo.<text:span text:style-name="T5">h</text:span>:</text:p>
      <text:p text:style-name="P7">Posiada strukturę przechowującą używane pliki fifo w trybie do odczytu lub zapisu, zależnie czy gramy białym lub czarnym kolorem. Jego funkcje tworzą pliki fifo, otwierają je w trybie do zapisu lub odczytu. Przekazują tekst i pobierają go.</text:p>
      <text:p text:style-name="P7"/>
      <text:p text:style-name="P8">Funkcje main:</text:p>
      <text:p text:style-name="P8">Przypisana do każdego przycisku funkcja „kliknięcie” sprawdza czy <text:s/><text:span text:style-name="T3">nasz kolor może wykonać ruch, czy jest on dozwolony i jeżeli jest, wykonuje go i przekazuje aktualną tablicę do drugiego programu, podmienia pionki na planszy na podstawie tablicy i wykonuje funkcję czy_koniec która zmienia napisy i zmienną kogo_ruch.</text:span></text:p>
      <text:p text:style-name="P9">Jednocześnie main cały czas sprawdza czy drugi program nie wykonał ruchu lub nie wcisnął przycisku „Reset Gry”. Jeśli tak się stało aktualizuje na podstawie odebranych danych swoją <text:soft-page-break/>tablicę, podstawia pionki i zmienia adekwatnie napisy <text:span text:style-name="T5">w</text:span> swoim oknie. Naciśnięcie „Reset Gry” daje specjalny sygnał (czyli literkę ‘r’ na początku danych ) żeby drugi program od nowa zainicjował tablicę i planszę, czyli od nowa zaczął grę, <text:span text:style-name="T4">sami też to robimy.</text:span></text:p>
      <text:p text:style-name="P9">Przycisk „Przesilj Dane” Przesyła aktualną tablicę do drugiego programu a ten wykonuje funkcje <text:span text:style-name="T4">podstaw_plansze i czy_koniec. Ta druga zmienia napisy oraz zmienną kto wykonuje ruch. Więc żeby miał taką samą zmienną kogo_ruch jak nasz program musimy ją zmienić na na przeciwny kolor pionków przed wysłaniem, a wtedy drugi program z powrotem zamieni ją na dobry kolor.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3:14:42.702402969</meta:creation-date>
    <dc:date>2018-02-01T16:04:51.358459103</dc:date>
    <meta:editing-duration>PT1H2M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576" meta:character-count="3941" meta:non-whitespace-character-count="3382"/>
  </office:meta>
</office:document-meta>
</file>